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F000001FC57C16A83EA85FE22.png" manifest:media-type="image/png"/>
  <manifest:file-entry manifest:full-path="Pictures/10000001000005DA000002F468ACBA56D8F91459.png" manifest:media-type="image/png"/>
  <manifest:file-entry manifest:full-path="Pictures/10000001000004530000029AE220CC510D2243F9.png" manifest:media-type="image/png"/>
  <manifest:file-entry manifest:full-path="Pictures/1000000100000346000002B635DA735E06F9776B.png" manifest:media-type="image/png"/>
  <manifest:file-entry manifest:full-path="Pictures/100000010000038C000001B0B3EDF2F159C6C2DF.png" manifest:media-type="image/png"/>
  <manifest:file-entry manifest:full-path="Pictures/1000000100000335000002D065938304E1809BFD.png" manifest:media-type="image/png"/>
  <manifest:file-entry manifest:full-path="Pictures/10000001000003CB0000027B8C715165EC31A6AE.png" manifest:media-type="image/png"/>
  <manifest:file-entry manifest:full-path="Pictures/10000001000005710000020F795A68DBA9E0C4EC.png" manifest:media-type="image/png"/>
  <manifest:file-entry manifest:full-path="Pictures/100000010000044D00000195E6A1F5980C707734.png" manifest:media-type="image/png"/>
  <manifest:file-entry manifest:full-path="Pictures/10000001000002F80000033693C3BE9EA4B9294A.png" manifest:media-type="image/png"/>
  <manifest:file-entry manifest:full-path="Pictures/10000001000006790000031570177CF098097B9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0cm" svg:y="-0.026cm" svg:width="17cm" svg:height="8.094cm" draw:z-index="0"><draw:image xlink:href="Pictures/10000001000006790000031570177CF098097B95.png" xlink:type="simple" xlink:show="embed" xlink:actuate="onLoad" draw:mime-type="image/png"/></draw:frame></text:p>
      <text:p text:style-name="Standard"><draw:frame draw:style-name="fr2" draw:name="Изображение2" text:anchor-type="char" svg:x="1.429cm" svg:y="0.434cm" svg:width="12.811cm" svg:height="13.855cm" draw:z-index="1"><draw:image xlink:href="Pictures/10000001000002F80000033693C3BE9EA4B929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width="17cm" svg:height="6.431cm" draw:z-index="2"><draw:image xlink:href="Pictures/10000001000005710000020F795A68DBA9E0C4EC.png" xlink:type="simple" xlink:show="embed" xlink:actuate="onLoad" draw:mime-type="image/png"/></draw:frame><text:soft-page-break/></text:p>
      <text:p text:style-name="Standard"><draw:frame draw:style-name="fr1" draw:name="Изображение4" text:anchor-type="char" svg:width="17cm" svg:height="14.908cm" draw:z-index="3"><draw:image xlink:href="Pictures/1000000100000335000002D065938304E1809B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5" text:anchor-type="char" svg:width="17cm" svg:height="8.087cm" draw:z-index="4"><draw:image xlink:href="Pictures/100000010000038C000001B0B3EDF2F159C6C2DF.png" xlink:type="simple" xlink:show="embed" xlink:actuate="onLoad" draw:mime-type="image/png"/></draw:frame><text:soft-page-break/></text:p>
      <text:p text:style-name="Standard"><draw:frame draw:style-name="fr1" draw:name="Изображение6" text:anchor-type="char" svg:width="17cm" svg:height="14.078cm" draw:z-index="5"><draw:image xlink:href="Pictures/1000000100000346000002B635DA735E06F977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7" text:anchor-type="char" svg:width="17cm" svg:height="6.253cm" draw:z-index="6"><draw:image xlink:href="Pictures/100000010000044D00000195E6A1F5980C707734.png" xlink:type="simple" xlink:show="embed" xlink:actuate="onLoad" draw:mime-type="image/png"/></draw:frame><text:soft-page-break/></text:p>
      <text:p text:style-name="Standard"><draw:frame draw:style-name="fr2" draw:name="Изображение8" text:anchor-type="char" svg:x="0.194cm" svg:y="0.178cm" svg:width="16.136cm" svg:height="9.707cm" draw:z-index="7"><draw:image xlink:href="Pictures/10000001000004530000029AE220CC510D2243F9.png" xlink:type="simple" xlink:show="embed" xlink:actuate="onLoad" draw:mime-type="image/png"/></draw:frame></text:p>
      <text:p text:style-name="Standard"/>
      <text:p text:style-name="Standard"><draw:frame draw:style-name="fr3" draw:name="Изображение9" text:anchor-type="char" svg:width="17cm" svg:height="11.116cm" draw:z-index="8"><draw:image xlink:href="Pictures/10000001000003CB0000027B8C715165EC31A6AE.png" xlink:type="simple" xlink:show="embed" xlink:actuate="onLoad" draw:mime-type="image/png"/></draw:frame><draw:frame draw:style-name="fr2" draw:name="Изображение10" text:anchor-type="char" svg:x="0cm" svg:y="11.349cm" svg:width="17cm" svg:height="4.537cm" draw:z-index="9"><draw:image xlink:href="Pictures/100000010000076F000001FC57C16A83EA85FE22.png" xlink:type="simple" xlink:show="embed" xlink:actuate="onLoad" draw:mime-type="image/png"/></draw:frame><text:soft-page-break/></text:p>
      <text:p text:style-name="Standard"><draw:frame draw:style-name="fr1" draw:name="Изображение11" text:anchor-type="char" svg:width="17cm" svg:height="8.58cm" draw:z-index="10"><draw:image xlink:href="Pictures/10000001000005DA000002F468ACBA56D8F914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1:39:09.630824153</meta:creation-date>
    <dc:date>2024-03-14T03:18:03.870304328</dc:date>
    <meta:editing-duration>PT1H38M55S</meta:editing-duration>
    <meta:editing-cycles>1</meta:editing-cycles>
    <meta:document-statistic meta:table-count="0" meta:image-count="11" meta:object-count="0" meta:page-count="5" meta:paragraph-count="0" meta:word-count="0" meta:character-count="0" meta:non-whitespace-character-count="0"/>
    <meta:generator>LibreOffice/7.4.7.2$Linux_X86_64 LibreOffice_project/40$Build-2</meta:generator>
  </office:meta>
</office:document-meta>
</file>